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1.991cm"/>
    </style:style>
    <style:style style:name="co4" style:family="table-column">
      <style:table-column-properties fo:break-before="auto" style:column-width="1.464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36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611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1.972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2.166cm"/>
    </style:style>
    <style:style style:name="co13" style:family="table-column">
      <style:table-column-properties fo:break-before="auto" style:column-width="3.1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4"/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ce6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7" style:family="table-cell" style:parent-style-name="Default"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 style:data-style-name="N4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7" table:number-columns-repeated="1011" table:default-cell-style-name="Default"/>
        <table:table-row table:style-name="ro1">
          <table:table-cell office:value-type="string">
            <text:p>Principal</text:p>
          </table:table-cell>
          <table:table-cell office:value-type="float" office:value="200000">
            <text:p>200000</text:p>
          </table:table-cell>
          <table:table-cell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500000">
            <text:p>500000</text:p>
          </table:table-cell>
          <table:table-cell table:style-name="ce5" table:formula="of:=-PMT([.$D1]; [.$E1]; [.$G1])" office:value-type="currency" office:currency="GBP" office:value="2301.4149235513">
            <text:p>£2,301.41</text:p>
          </table:table-cell>
          <table:table-cell table:style-name="ce5" table:formula="of:=[.$H1]*[.$E1]-[.$G1]" office:value-type="currency" office:currency="GBP" office:value="328509.372478466">
            <text:p>£328,509.37</text:p>
          </table:table-cell>
          <table:table-cell table:style-name="ce5"/>
          <table:table-cell office:value-type="float" office:value="500000">
            <text:p>500000</text:p>
          </table:table-cell>
          <table:table-cell table:formula="of:=LOG([.$B$8]/([.$B$8]-[.$K1]*[.$D1]);1+[.$D1])/12" office:value-type="float" office:value="0">
            <text:p>Err:502</text:p>
          </table:table-cell>
          <table:table-cell table:formula="of:=[.$B$8]*[.$L1]*12-[.$K1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office:value-type="string">
            <text:p>Interest rate</text:p>
          </table:table-cell>
          <table:table-cell table:formula="of:=3.7 / 12 / 100" office:value-type="float" office:value="0.00308333333333333">
            <text:p>0.00308333333333333</text:p>
          </table:table-cell>
          <table:table-cell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490000">
            <text:p>490000</text:p>
          </table:table-cell>
          <table:table-cell table:style-name="ce5" table:formula="of:=-PMT([.$D2]; [.$E2]; [.$G2])" office:value-type="currency" office:currency="GBP" office:value="2255.38662508027">
            <text:p>£2,255.39</text:p>
          </table:table-cell>
          <table:table-cell table:style-name="ce5" table:formula="of:=[.$H2]*[.$E2]-[.$G2]" office:value-type="currency" office:currency="GBP" office:value="321939.185028897">
            <text:p>£321,939.19</text:p>
          </table:table-cell>
          <table:table-cell table:style-name="ce5"/>
          <table:table-cell table:style-name="ce5" office:value-type="float" office:value="490000">
            <text:p>490000</text:p>
          </table:table-cell>
          <table:table-cell table:formula="of:=LOG([.$B$8]/([.$B$8]-[.$K2]*[.$D2]);1+[.$D2])/12" office:value-type="float" office:value="0">
            <text:p>Err:502</text:p>
          </table:table-cell>
          <table:table-cell table:formula="of:=[.$B$8]*[.$L2]*12-[.$K2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office:value-type="string">
            <text:p>N months</text:p>
          </table:table-cell>
          <table:table-cell table:formula="of:=30*12" office:value-type="float" office:value="360">
            <text:p>360</text:p>
          </table:table-cell>
          <table:table-cell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480000">
            <text:p>480000</text:p>
          </table:table-cell>
          <table:table-cell table:style-name="ce5" table:formula="of:=-PMT([.$D3]; [.$E3]; [.$G3])" office:value-type="currency" office:currency="GBP" office:value="2209.35832660924">
            <text:p>£2,209.36</text:p>
          </table:table-cell>
          <table:table-cell table:style-name="ce5" table:formula="of:=[.$H3]*[.$E3]-[.$G3]" office:value-type="currency" office:currency="GBP" office:value="315368.997579328">
            <text:p>£315,369.00</text:p>
          </table:table-cell>
          <table:table-cell table:style-name="ce5"/>
          <table:table-cell office:value-type="float" office:value="480000">
            <text:p>480000</text:p>
          </table:table-cell>
          <table:table-cell table:formula="of:=LOG([.$B$8]/([.$B$8]-[.$K3]*[.$D3]);1+[.$D3])/12" office:value-type="float" office:value="0">
            <text:p>Err:502</text:p>
          </table:table-cell>
          <table:table-cell table:formula="of:=[.$B$8]*[.$L3]*12-[.$K3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470000">
            <text:p>470000</text:p>
          </table:table-cell>
          <table:table-cell table:style-name="ce5" table:formula="of:=-PMT([.$D4]; [.$E4]; [.$G4])" office:value-type="currency" office:currency="GBP" office:value="2163.33002813822">
            <text:p>£2,163.33</text:p>
          </table:table-cell>
          <table:table-cell table:style-name="ce5" table:formula="of:=[.$H4]*[.$E4]-[.$G4]" office:value-type="currency" office:currency="GBP" office:value="308798.810129759">
            <text:p>£308,798.81</text:p>
          </table:table-cell>
          <table:table-cell table:style-name="ce5"/>
          <table:table-cell table:style-name="ce5" office:value-type="float" office:value="470000">
            <text:p>470000</text:p>
          </table:table-cell>
          <table:table-cell table:formula="of:=LOG([.$B$8]/([.$B$8]-[.$K4]*[.$D4]);1+[.$D4])/12" office:value-type="float" office:value="0">
            <text:p>Err:502</text:p>
          </table:table-cell>
          <table:table-cell table:formula="of:=[.$B$8]*[.$L4]*12-[.$K4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office:value-type="string">
            <text:p>Monthly payment</text:p>
          </table:table-cell>
          <table:table-cell table:formula="of:=-PMT([.$B2]; [.$B3]; [.$B1])" office:value-type="currency" office:currency="GBP" office:value="920.565969420519">
            <text:p>£920.57</text:p>
          </table:table-cell>
          <table:table-cell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460000">
            <text:p>460000</text:p>
          </table:table-cell>
          <table:table-cell table:style-name="ce5" table:formula="of:=-PMT([.$D5]; [.$E5]; [.$G5])" office:value-type="currency" office:currency="GBP" office:value="2117.30172966719">
            <text:p>£2,117.30</text:p>
          </table:table-cell>
          <table:table-cell table:style-name="ce5" table:formula="of:=[.$H5]*[.$E5]-[.$G5]" office:value-type="currency" office:currency="GBP" office:value="302228.622680189">
            <text:p>£302,228.62</text:p>
          </table:table-cell>
          <table:table-cell table:style-name="ce5"/>
          <table:table-cell office:value-type="float" office:value="460000">
            <text:p>460000</text:p>
          </table:table-cell>
          <table:table-cell table:formula="of:=LOG([.$B$8]/([.$B$8]-[.$K5]*[.$D5]);1+[.$D5])/12" office:value-type="float" office:value="0">
            <text:p>Err:502</text:p>
          </table:table-cell>
          <table:table-cell table:formula="of:=[.$B$8]*[.$L5]*12-[.$K5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office:value-type="string">
            <text:p>Total Interest</text:p>
          </table:table-cell>
          <table:table-cell table:formula="of:=[.$B5]*[.$B3]-[.$B1]" office:value-type="currency" office:currency="GBP" office:value="131403.748991387">
            <text:p>£131,403.75</text:p>
          </table:table-cell>
          <table:table-cell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450000">
            <text:p>450000</text:p>
          </table:table-cell>
          <table:table-cell table:style-name="ce5" table:formula="of:=-PMT([.$D6]; [.$E6]; [.$G6])" office:value-type="currency" office:currency="GBP" office:value="2071.27343119617">
            <text:p>£2,071.27</text:p>
          </table:table-cell>
          <table:table-cell table:style-name="ce5" table:formula="of:=[.$H6]*[.$E6]-[.$G6]" office:value-type="currency" office:currency="GBP" office:value="295658.43523062">
            <text:p>£295,658.44</text:p>
          </table:table-cell>
          <table:table-cell table:style-name="ce5"/>
          <table:table-cell table:style-name="ce5" office:value-type="float" office:value="450000">
            <text:p>450000</text:p>
          </table:table-cell>
          <table:table-cell table:formula="of:=LOG([.$B$8]/([.$B$8]-[.$K6]*[.$D6]);1+[.$D6])/12" office:value-type="float" office:value="0">
            <text:p>Err:502</text:p>
          </table:table-cell>
          <table:table-cell table:formula="of:=[.$B$8]*[.$L6]*12-[.$K6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440000">
            <text:p>440000</text:p>
          </table:table-cell>
          <table:table-cell table:style-name="ce5" table:formula="of:=-PMT([.$D7]; [.$E7]; [.$G7])" office:value-type="currency" office:currency="GBP" office:value="2025.24513272514">
            <text:p>£2,025.25</text:p>
          </table:table-cell>
          <table:table-cell table:style-name="ce5" table:formula="of:=[.$H7]*[.$E7]-[.$G7]" office:value-type="currency" office:currency="GBP" office:value="289088.247781051">
            <text:p>£289,088.25</text:p>
          </table:table-cell>
          <table:table-cell table:style-name="ce5"/>
          <table:table-cell office:value-type="float" office:value="440000">
            <text:p>440000</text:p>
          </table:table-cell>
          <table:table-cell table:formula="of:=LOG([.$B$8]/([.$B$8]-[.$K7]*[.$D7]);1+[.$D7])/12" office:value-type="float" office:value="0">
            <text:p>Err:502</text:p>
          </table:table-cell>
          <table:table-cell table:formula="of:=[.$B$8]*[.$L7]*12-[.$K7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Affordable payment</text:p>
          </table:table-cell>
          <table:table-cell table:style-name="ce4" office:value-type="currency" office:currency="GBP" office:value="1100">
            <text:p>£1,100.00</text:p>
          </table:table-cell>
          <table:table-cell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430000">
            <text:p>430000</text:p>
          </table:table-cell>
          <table:table-cell table:style-name="ce5" table:formula="of:=-PMT([.$D8]; [.$E8]; [.$G8])" office:value-type="currency" office:currency="GBP" office:value="1979.21683425411">
            <text:p>£1,979.22</text:p>
          </table:table-cell>
          <table:table-cell table:style-name="ce5" table:formula="of:=[.$H8]*[.$E8]-[.$G8]" office:value-type="currency" office:currency="GBP" office:value="282518.060331481">
            <text:p>£282,518.06</text:p>
          </table:table-cell>
          <table:table-cell table:style-name="ce5"/>
          <table:table-cell table:style-name="ce5" office:value-type="float" office:value="430000">
            <text:p>430000</text:p>
          </table:table-cell>
          <table:table-cell table:formula="of:=LOG([.$B$8]/([.$B$8]-[.$K8]*[.$D8]);1+[.$D8])/12" office:value-type="float" office:value="0">
            <text:p>Err:502</text:p>
          </table:table-cell>
          <table:table-cell table:formula="of:=[.$B$8]*[.$L8]*12-[.$K8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420000">
            <text:p>420000</text:p>
          </table:table-cell>
          <table:table-cell table:style-name="ce5" table:formula="of:=-PMT([.$D9]; [.$E9]; [.$G9])" office:value-type="currency" office:currency="GBP" office:value="1933.18853578309">
            <text:p>£1,933.19</text:p>
          </table:table-cell>
          <table:table-cell table:style-name="ce5" table:formula="of:=[.$H9]*[.$E9]-[.$G9]" office:value-type="currency" office:currency="GBP" office:value="275947.872881912">
            <text:p>£275,947.87</text:p>
          </table:table-cell>
          <table:table-cell table:style-name="ce5"/>
          <table:table-cell office:value-type="float" office:value="420000">
            <text:p>420000</text:p>
          </table:table-cell>
          <table:table-cell table:formula="of:=LOG([.$B$8]/([.$B$8]-[.$K9]*[.$D9]);1+[.$D9])/12" office:value-type="float" office:value="0">
            <text:p>Err:502</text:p>
          </table:table-cell>
          <table:table-cell table:formula="of:=[.$B$8]*[.$L9]*12-[.$K9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410000">
            <text:p>410000</text:p>
          </table:table-cell>
          <table:table-cell table:style-name="ce5" table:formula="of:=-PMT([.$D10]; [.$E10]; [.$G10])" office:value-type="currency" office:currency="GBP" office:value="1887.16023731206">
            <text:p>£1,887.16</text:p>
          </table:table-cell>
          <table:table-cell table:style-name="ce5" table:formula="of:=[.$H10]*[.$E10]-[.$G10]" office:value-type="currency" office:currency="GBP" office:value="269377.685432343">
            <text:p>£269,377.69</text:p>
          </table:table-cell>
          <table:table-cell table:style-name="ce5"/>
          <table:table-cell table:style-name="ce5" office:value-type="float" office:value="410000">
            <text:p>410000</text:p>
          </table:table-cell>
          <table:table-cell table:formula="of:=LOG([.$B$8]/([.$B$8]-[.$K10]*[.$D10]);1+[.$D10])/12" office:value-type="float" office:value="0">
            <text:p>Err:502</text:p>
          </table:table-cell>
          <table:table-cell table:formula="of:=[.$B$8]*[.$L10]*12-[.$K10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400000">
            <text:p>400000</text:p>
          </table:table-cell>
          <table:table-cell table:style-name="ce5" table:formula="of:=-PMT([.$D11]; [.$E11]; [.$G11])" office:value-type="currency" office:currency="GBP" office:value="1841.13193884104">
            <text:p>£1,841.13</text:p>
          </table:table-cell>
          <table:table-cell table:style-name="ce5" table:formula="of:=[.$H11]*[.$E11]-[.$G11]" office:value-type="currency" office:currency="GBP" office:value="262807.497982773">
            <text:p>£262,807.50</text:p>
          </table:table-cell>
          <table:table-cell table:style-name="ce5"/>
          <table:table-cell office:value-type="float" office:value="400000">
            <text:p>400000</text:p>
          </table:table-cell>
          <table:table-cell table:formula="of:=LOG([.$B$8]/([.$B$8]-[.$K11]*[.$D11]);1+[.$D11])/12" office:value-type="float" office:value="0">
            <text:p>Err:502</text:p>
          </table:table-cell>
          <table:table-cell table:formula="of:=[.$B$8]*[.$L11]*12-[.$K11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390000">
            <text:p>390000</text:p>
          </table:table-cell>
          <table:table-cell table:style-name="ce5" table:formula="of:=-PMT([.$D12]; [.$E12]; [.$G12])" office:value-type="currency" office:currency="GBP" office:value="1795.10364037001">
            <text:p>£1,795.10</text:p>
          </table:table-cell>
          <table:table-cell table:style-name="ce5" table:formula="of:=[.$H12]*[.$E12]-[.$G12]" office:value-type="currency" office:currency="GBP" office:value="256237.310533204">
            <text:p>£256,237.31</text:p>
          </table:table-cell>
          <table:table-cell table:style-name="ce5"/>
          <table:table-cell table:style-name="ce5" office:value-type="float" office:value="390000">
            <text:p>390000</text:p>
          </table:table-cell>
          <table:table-cell table:formula="of:=LOG([.$B$8]/([.$B$8]-[.$K12]*[.$D12]);1+[.$D12])/12" office:value-type="float" office:value="0">
            <text:p>Err:502</text:p>
          </table:table-cell>
          <table:table-cell table:formula="of:=[.$B$8]*[.$L12]*12-[.$K12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380000">
            <text:p>380000</text:p>
          </table:table-cell>
          <table:table-cell table:style-name="ce5" table:formula="of:=-PMT([.$D13]; [.$E13]; [.$G13])" office:value-type="currency" office:currency="GBP" office:value="1749.07534189899">
            <text:p>£1,749.08</text:p>
          </table:table-cell>
          <table:table-cell table:style-name="ce5" table:formula="of:=[.$H13]*[.$E13]-[.$G13]" office:value-type="currency" office:currency="GBP" office:value="249667.123083635">
            <text:p>£249,667.12</text:p>
          </table:table-cell>
          <table:table-cell table:style-name="ce5"/>
          <table:table-cell office:value-type="float" office:value="380000">
            <text:p>380000</text:p>
          </table:table-cell>
          <table:table-cell table:formula="of:=LOG([.$B$8]/([.$B$8]-[.$K13]*[.$D13]);1+[.$D13])/12" office:value-type="float" office:value="0">
            <text:p>Err:502</text:p>
          </table:table-cell>
          <table:table-cell table:formula="of:=[.$B$8]*[.$L13]*12-[.$K13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370000">
            <text:p>370000</text:p>
          </table:table-cell>
          <table:table-cell table:style-name="ce5" table:formula="of:=-PMT([.$D14]; [.$E14]; [.$G14])" office:value-type="currency" office:currency="GBP" office:value="1703.04704342796">
            <text:p>£1,703.05</text:p>
          </table:table-cell>
          <table:table-cell table:style-name="ce5" table:formula="of:=[.$H14]*[.$E14]-[.$G14]" office:value-type="currency" office:currency="GBP" office:value="243096.935634065">
            <text:p>£243,096.94</text:p>
          </table:table-cell>
          <table:table-cell table:style-name="ce5"/>
          <table:table-cell table:style-name="ce5" office:value-type="float" office:value="370000">
            <text:p>370000</text:p>
          </table:table-cell>
          <table:table-cell table:formula="of:=LOG([.$B$8]/([.$B$8]-[.$K14]*[.$D14]);1+[.$D14])/12" office:value-type="float" office:value="0">
            <text:p>Err:502</text:p>
          </table:table-cell>
          <table:table-cell table:formula="of:=[.$B$8]*[.$L14]*12-[.$K14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360000">
            <text:p>360000</text:p>
          </table:table-cell>
          <table:table-cell table:style-name="ce5" table:formula="of:=-PMT([.$D15]; [.$E15]; [.$G15])" office:value-type="currency" office:currency="GBP" office:value="1657.01874495693">
            <text:p>£1,657.02</text:p>
          </table:table-cell>
          <table:table-cell table:style-name="ce5" table:formula="of:=[.$H15]*[.$E15]-[.$G15]" office:value-type="currency" office:currency="GBP" office:value="236526.748184496">
            <text:p>£236,526.75</text:p>
          </table:table-cell>
          <table:table-cell table:style-name="ce5"/>
          <table:table-cell office:value-type="float" office:value="360000">
            <text:p>360000</text:p>
          </table:table-cell>
          <table:table-cell table:formula="of:=LOG([.$B$8]/([.$B$8]-[.$K15]*[.$D15]);1+[.$D15])/12" office:value-type="float" office:value="0">
            <text:p>Err:502</text:p>
          </table:table-cell>
          <table:table-cell table:formula="of:=[.$B$8]*[.$L15]*12-[.$K15]" office:value-type="currency" office:currency="GBP" office:value="0">
            <text:p>Err:5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350000">
            <text:p>350000</text:p>
          </table:table-cell>
          <table:table-cell table:style-name="ce5" table:formula="of:=-PMT([.$D16]; [.$E16]; [.$G16])" office:value-type="currency" office:currency="GBP" office:value="1610.99044648591">
            <text:p>£1,610.99</text:p>
          </table:table-cell>
          <table:table-cell table:style-name="ce5" table:formula="of:=[.$H16]*[.$E16]-[.$G16]" office:value-type="currency" office:currency="GBP" office:value="229956.560734927">
            <text:p>£229,956.56</text:p>
          </table:table-cell>
          <table:table-cell table:style-name="ce5"/>
          <table:table-cell table:style-name="ce5" office:value-type="float" office:value="350000">
            <text:p>350000</text:p>
          </table:table-cell>
          <table:table-cell table:formula="of:=LOG([.$B$8]/([.$B$8]-[.$K16]*[.$D16]);1+[.$D16])/12" office:value-type="float" office:value="107.368191653593">
            <text:p>107.37</text:p>
          </table:table-cell>
          <table:table-cell table:formula="of:=[.$B$8]*[.$L16]*12-[.$K16]" office:value-type="currency" office:currency="GBP" office:value="1067260.12982743">
            <text:p>£1,067,260.1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340000">
            <text:p>340000</text:p>
          </table:table-cell>
          <table:table-cell table:style-name="ce5" table:formula="of:=-PMT([.$D17]; [.$E17]; [.$G17])" office:value-type="currency" office:currency="GBP" office:value="1564.96214801488">
            <text:p>£1,564.96</text:p>
          </table:table-cell>
          <table:table-cell table:style-name="ce5" table:formula="of:=[.$H17]*[.$E17]-[.$G17]" office:value-type="currency" office:currency="GBP" office:value="223386.373285357">
            <text:p>£223,386.37</text:p>
          </table:table-cell>
          <table:table-cell table:style-name="ce5"/>
          <table:table-cell office:value-type="float" office:value="340000">
            <text:p>340000</text:p>
          </table:table-cell>
          <table:table-cell table:formula="of:=LOG([.$B$8]/([.$B$8]-[.$K17]*[.$D17]);1+[.$D17])/12" office:value-type="float" office:value="82.7828383112322">
            <text:p>82.78</text:p>
          </table:table-cell>
          <table:table-cell table:formula="of:=[.$B$8]*[.$L17]*12-[.$K17]" office:value-type="currency" office:currency="GBP" office:value="752733.465708264">
            <text:p>£752,733.4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330000">
            <text:p>330000</text:p>
          </table:table-cell>
          <table:table-cell table:style-name="ce5" table:formula="of:=-PMT([.$D18]; [.$E18]; [.$G18])" office:value-type="currency" office:currency="GBP" office:value="1518.93384954386">
            <text:p>£1,518.93</text:p>
          </table:table-cell>
          <table:table-cell table:style-name="ce5" table:formula="of:=[.$H18]*[.$E18]-[.$G18]" office:value-type="currency" office:currency="GBP" office:value="216816.185835788">
            <text:p>£216,816.19</text:p>
          </table:table-cell>
          <table:table-cell table:style-name="ce5"/>
          <table:table-cell table:style-name="ce5" office:value-type="float" office:value="330000">
            <text:p>330000</text:p>
          </table:table-cell>
          <table:table-cell table:formula="of:=LOG([.$B$8]/([.$B$8]-[.$K18]*[.$D18]);1+[.$D18])/12" office:value-type="float" office:value="70.1150931087276">
            <text:p>70.12</text:p>
          </table:table-cell>
          <table:table-cell table:formula="of:=[.$B$8]*[.$L18]*12-[.$K18]" office:value-type="currency" office:currency="GBP" office:value="595519.229035205">
            <text:p>£595,519.2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320000">
            <text:p>320000</text:p>
          </table:table-cell>
          <table:table-cell table:style-name="ce5" table:formula="of:=-PMT([.$D19]; [.$E19]; [.$G19])" office:value-type="currency" office:currency="GBP" office:value="1472.90555107283">
            <text:p>£1,472.91</text:p>
          </table:table-cell>
          <table:table-cell table:style-name="ce5" table:formula="of:=[.$H19]*[.$E19]-[.$G19]" office:value-type="currency" office:currency="GBP" office:value="210245.998386219">
            <text:p>£210,246.00</text:p>
          </table:table-cell>
          <table:table-cell table:style-name="ce5"/>
          <table:table-cell office:value-type="float" office:value="320000">
            <text:p>320000</text:p>
          </table:table-cell>
          <table:table-cell table:formula="of:=LOG([.$B$8]/([.$B$8]-[.$K19]*[.$D19]);1+[.$D19])/12" office:value-type="float" office:value="61.519841281626">
            <text:p>61.52</text:p>
          </table:table-cell>
          <table:table-cell table:formula="of:=[.$B$8]*[.$L19]*12-[.$K19]" office:value-type="currency" office:currency="GBP" office:value="492061.904917463">
            <text:p>£492,061.9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310000">
            <text:p>310000</text:p>
          </table:table-cell>
          <table:table-cell table:style-name="ce5" table:formula="of:=-PMT([.$D20]; [.$E20]; [.$G20])" office:value-type="currency" office:currency="GBP" office:value="1426.8772526018">
            <text:p>£1,426.88</text:p>
          </table:table-cell>
          <table:table-cell table:style-name="ce5" table:formula="of:=[.$H20]*[.$E20]-[.$G20]" office:value-type="currency" office:currency="GBP" office:value="203675.810936649">
            <text:p>£203,675.81</text:p>
          </table:table-cell>
          <table:table-cell table:style-name="ce5"/>
          <table:table-cell table:style-name="ce5" office:value-type="float" office:value="310000">
            <text:p>310000</text:p>
          </table:table-cell>
          <table:table-cell table:formula="of:=LOG([.$B$8]/([.$B$8]-[.$K20]*[.$D20]);1+[.$D20])/12" office:value-type="float" office:value="55.0061250652903">
            <text:p>55.01</text:p>
          </table:table-cell>
          <table:table-cell table:formula="of:=[.$B$8]*[.$L20]*12-[.$K20]" office:value-type="currency" office:currency="GBP" office:value="416080.850861832">
            <text:p>£416,080.85</text:p>
          </table:table-cell>
          <table:table-cell table:number-columns-repeated="1011"/>
        </table:table-row>
        <table:table-row table:style-name="ro2">
          <table:table-cell table:style-name="ce2" table:number-columns-repeated="3"/>
          <table:table-cell table:style-name="ce2" table:formula="of:=[.$B$2]" office:value-type="float" office:value="0.00308333333333333">
            <text:p>0.00308333333333333</text:p>
          </table:table-cell>
          <table:table-cell table:style-name="ce2" table:formula="of:=[.$B$3]" office:value-type="float" office:value="360">
            <text:p>360</text:p>
          </table:table-cell>
          <table:table-cell table:style-name="ce2"/>
          <table:table-cell table:style-name="ce2" office:value-type="float" office:value="300000">
            <text:p>300000</text:p>
          </table:table-cell>
          <table:table-cell table:style-name="ce6" table:formula="of:=-PMT([.$D21]; [.$E21]; [.$G21])" office:value-type="currency" office:currency="GBP" office:value="1380.84895413078">
            <text:p>£1,380.85</text:p>
          </table:table-cell>
          <table:table-cell table:style-name="ce6" table:formula="of:=[.$H21]*[.$E21]-[.$G21]" office:value-type="currency" office:currency="GBP" office:value="197105.62348708">
            <text:p>£197,105.62</text:p>
          </table:table-cell>
          <table:table-cell table:style-name="ce6"/>
          <table:table-cell table:style-name="ce2" office:value-type="float" office:value="300000">
            <text:p>300000</text:p>
          </table:table-cell>
          <table:table-cell table:style-name="ce9" table:formula="of:=LOG([.$B$8]/([.$B$8]-[.$K21]*[.$D21]);1+[.$D21])/12" office:value-type="float" office:value="49.7597849984116">
            <text:p>49.76</text:p>
          </table:table-cell>
          <table:table-cell table:style-name="ce2" table:formula="of:=[.$B$8]*[.$L21]*12-[.$K21]" office:value-type="currency" office:currency="GBP" office:value="356829.161979034">
            <text:p>£356,829.16</text:p>
          </table:table-cell>
          <table:table-cell table:style-name="ce2"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290000">
            <text:p>290000</text:p>
          </table:table-cell>
          <table:table-cell table:style-name="ce5" table:formula="of:=-PMT([.$D22]; [.$E22]; [.$G22])" office:value-type="currency" office:currency="GBP" office:value="1334.82065565975">
            <text:p>£1,334.82</text:p>
          </table:table-cell>
          <table:table-cell table:style-name="ce5" table:formula="of:=[.$H22]*[.$E22]-[.$G22]" office:value-type="currency" office:currency="GBP" office:value="190535.436037511">
            <text:p>£190,535.44</text:p>
          </table:table-cell>
          <table:table-cell table:style-name="ce5"/>
          <table:table-cell table:style-name="ce5" office:value-type="float" office:value="290000">
            <text:p>290000</text:p>
          </table:table-cell>
          <table:table-cell table:formula="of:=LOG([.$B$8]/([.$B$8]-[.$K22]*[.$D22]);1+[.$D22])/12" office:value-type="float" office:value="45.3670590402705">
            <text:p>45.37</text:p>
          </table:table-cell>
          <table:table-cell table:formula="of:=[.$B$8]*[.$L22]*12-[.$K22]" office:value-type="currency" office:currency="GBP" office:value="308845.17933157">
            <text:p>£308,845.1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280000">
            <text:p>280000</text:p>
          </table:table-cell>
          <table:table-cell table:style-name="ce5" table:formula="of:=-PMT([.$D23]; [.$E23]; [.$G23])" office:value-type="currency" office:currency="GBP" office:value="1288.79235718873">
            <text:p>£1,288.79</text:p>
          </table:table-cell>
          <table:table-cell table:style-name="ce5" table:formula="of:=[.$H23]*[.$E23]-[.$G23]" office:value-type="currency" office:currency="GBP" office:value="183965.248587941">
            <text:p>£183,965.25</text:p>
          </table:table-cell>
          <table:table-cell table:style-name="ce5"/>
          <table:table-cell office:value-type="float" office:value="280000">
            <text:p>280000</text:p>
          </table:table-cell>
          <table:table-cell table:formula="of:=LOG([.$B$8]/([.$B$8]-[.$K23]*[.$D23]);1+[.$D23])/12" office:value-type="float" office:value="41.5886540119291">
            <text:p>41.59</text:p>
          </table:table-cell>
          <table:table-cell table:formula="of:=[.$B$8]*[.$L23]*12-[.$K23]" office:value-type="currency" office:currency="GBP" office:value="268970.232957464">
            <text:p>£268,970.2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270000">
            <text:p>270000</text:p>
          </table:table-cell>
          <table:table-cell table:style-name="ce5" table:formula="of:=-PMT([.$D24]; [.$E24]; [.$G24])" office:value-type="currency" office:currency="GBP" office:value="1242.7640587177">
            <text:p>£1,242.76</text:p>
          </table:table-cell>
          <table:table-cell table:style-name="ce5" table:formula="of:=[.$H24]*[.$E24]-[.$G24]" office:value-type="currency" office:currency="GBP" office:value="177395.061138372">
            <text:p>£177,395.06</text:p>
          </table:table-cell>
          <table:table-cell table:style-name="ce5"/>
          <table:table-cell table:style-name="ce5" office:value-type="float" office:value="270000">
            <text:p>270000</text:p>
          </table:table-cell>
          <table:table-cell table:formula="of:=LOG([.$B$8]/([.$B$8]-[.$K24]*[.$D24]);1+[.$D24])/12" office:value-type="float" office:value="38.2736380333182">
            <text:p>38.27</text:p>
          </table:table-cell>
          <table:table-cell table:formula="of:=[.$B$8]*[.$L24]*12-[.$K24]" office:value-type="currency" office:currency="GBP" office:value="235212.022039801">
            <text:p>£235,212.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260000">
            <text:p>260000</text:p>
          </table:table-cell>
          <table:table-cell table:style-name="ce5" table:formula="of:=-PMT([.$D25]; [.$E25]; [.$G25])" office:value-type="currency" office:currency="GBP" office:value="1196.73576024667">
            <text:p>£1,196.74</text:p>
          </table:table-cell>
          <table:table-cell table:style-name="ce5" table:formula="of:=[.$H25]*[.$E25]-[.$G25]" office:value-type="currency" office:currency="GBP" office:value="170824.873688803">
            <text:p>£170,824.87</text:p>
          </table:table-cell>
          <table:table-cell table:style-name="ce5"/>
          <table:table-cell office:value-type="float" office:value="260000">
            <text:p>260000</text:p>
          </table:table-cell>
          <table:table-cell table:formula="of:=LOG([.$B$8]/([.$B$8]-[.$K25]*[.$D25]);1+[.$D25])/12" office:value-type="float" office:value="35.3206661342547">
            <text:p>35.32</text:p>
          </table:table-cell>
          <table:table-cell table:formula="of:=[.$B$8]*[.$L25]*12-[.$K25]" office:value-type="currency" office:currency="GBP" office:value="206232.792972161">
            <text:p>£206,232.7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250000">
            <text:p>250000</text:p>
          </table:table-cell>
          <table:table-cell table:style-name="ce5" table:formula="of:=-PMT([.$D26]; [.$E26]; [.$G26])" office:value-type="currency" office:currency="GBP" office:value="1150.70746177565">
            <text:p>£1,150.71</text:p>
          </table:table-cell>
          <table:table-cell table:style-name="ce5" table:formula="of:=[.$H26]*[.$E26]-[.$G26]" office:value-type="currency" office:currency="GBP" office:value="164254.686239233">
            <text:p>£164,254.69</text:p>
          </table:table-cell>
          <table:table-cell table:style-name="ce5"/>
          <table:table-cell table:style-name="ce5" office:value-type="float" office:value="250000">
            <text:p>250000</text:p>
          </table:table-cell>
          <table:table-cell table:formula="of:=LOG([.$B$8]/([.$B$8]-[.$K26]*[.$D26]);1+[.$D26])/12" office:value-type="float" office:value="32.6583870017961">
            <text:p>32.66</text:p>
          </table:table-cell>
          <table:table-cell table:formula="of:=[.$B$8]*[.$L26]*12-[.$K26]" office:value-type="currency" office:currency="GBP" office:value="181090.708423708">
            <text:p>£181,090.71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table:style-name="ce3" table:formula="of:=[.$B$2]" office:value-type="float" office:value="0.00308333333333333">
            <text:p>0.00308333333333333</text:p>
          </table:table-cell>
          <table:table-cell table:style-name="ce3" table:formula="of:=[.$B$3]" office:value-type="float" office:value="360">
            <text:p>360</text:p>
          </table:table-cell>
          <table:table-cell table:style-name="ce3"/>
          <table:table-cell table:style-name="ce3" office:value-type="float" office:value="240000">
            <text:p>240000</text:p>
          </table:table-cell>
          <table:table-cell table:style-name="ce7" table:formula="of:=-PMT([.$D27]; [.$E27]; [.$G27])" office:value-type="currency" office:currency="GBP" office:value="1104.67916330462">
            <text:p>£1,104.68</text:p>
          </table:table-cell>
          <table:table-cell table:style-name="ce7" table:formula="of:=[.$H27]*[.$E27]-[.$G27]" office:value-type="currency" office:currency="GBP" office:value="157684.498789664">
            <text:p>£157,684.50</text:p>
          </table:table-cell>
          <table:table-cell table:style-name="ce7"/>
          <table:table-cell table:style-name="ce3" office:value-type="float" office:value="240000">
            <text:p>240000</text:p>
          </table:table-cell>
          <table:table-cell table:style-name="ce10" table:formula="of:=LOG([.$B$8]/([.$B$8]-[.$K27]*[.$D27]);1+[.$D27])/12" office:value-type="float" office:value="30.2346628646173">
            <text:p>30.23</text:p>
          </table:table-cell>
          <table:table-cell table:style-name="ce3" table:formula="of:=[.$B$8]*[.$L27]*12-[.$K27]" office:value-type="currency" office:currency="GBP" office:value="159097.549812948">
            <text:p>£159,097.55</text:p>
          </table:table-cell>
          <table:table-cell table:style-name="ce3" table:number-columns-repeated="1011"/>
        </table:table-row>
        <table:table-row table:style-name="ro1">
          <table:table-cell table:style-name="ce2" table:number-columns-repeated="3"/>
          <table:table-cell table:style-name="ce2" table:formula="of:=[.$B$2]" office:value-type="float" office:value="0.00308333333333333">
            <text:p>0.00308333333333333</text:p>
          </table:table-cell>
          <table:table-cell table:style-name="ce2" table:formula="of:=[.$B$3]" office:value-type="float" office:value="360">
            <text:p>360</text:p>
          </table:table-cell>
          <table:table-cell table:style-name="ce2"/>
          <table:table-cell table:style-name="ce6" office:value-type="float" office:value="230000">
            <text:p>230000</text:p>
          </table:table-cell>
          <table:table-cell table:style-name="ce6" table:formula="of:=-PMT([.$D28]; [.$E28]; [.$G28])" office:value-type="currency" office:currency="GBP" office:value="1058.6508648336">
            <text:p>£1,058.65</text:p>
          </table:table-cell>
          <table:table-cell table:style-name="ce6" table:formula="of:=[.$H28]*[.$E28]-[.$G28]" office:value-type="currency" office:currency="GBP" office:value="151114.311340095">
            <text:p>£151,114.31</text:p>
          </table:table-cell>
          <table:table-cell table:style-name="ce6"/>
          <table:table-cell table:style-name="ce6" office:value-type="float" office:value="230000">
            <text:p>230000</text:p>
          </table:table-cell>
          <table:table-cell table:style-name="ce9" table:formula="of:=LOG([.$B$8]/([.$B$8]-[.$K28]*[.$D28]);1+[.$D28])/12" office:value-type="float" office:value="28.0102357019867">
            <text:p>28.01</text:p>
          </table:table-cell>
          <table:table-cell table:style-name="ce2" table:formula="of:=[.$B$8]*[.$L28]*12-[.$K28]" office:value-type="currency" office:currency="GBP" office:value="139735.111266225">
            <text:p>£139,735.11</text:p>
          </table:table-cell>
          <table:table-cell table:style-name="ce2"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220000">
            <text:p>220000</text:p>
          </table:table-cell>
          <table:table-cell table:style-name="ce5" table:formula="of:=-PMT([.$D29]; [.$E29]; [.$G29])" office:value-type="currency" office:currency="GBP" office:value="1012.62256636257">
            <text:p>£1,012.62</text:p>
          </table:table-cell>
          <table:table-cell table:style-name="ce5" table:formula="of:=[.$H29]*[.$E29]-[.$G29]" office:value-type="currency" office:currency="GBP" office:value="144544.123890525">
            <text:p>£144,544.12</text:p>
          </table:table-cell>
          <table:table-cell table:style-name="ce5"/>
          <table:table-cell office:value-type="float" office:value="220000">
            <text:p>220000</text:p>
          </table:table-cell>
          <table:table-cell table:formula="of:=LOG([.$B$8]/([.$B$8]-[.$K29]*[.$D29]);1+[.$D29])/12" office:value-type="float" office:value="25.9548058225471">
            <text:p>25.95</text:p>
          </table:table-cell>
          <table:table-cell table:formula="of:=[.$B$8]*[.$L29]*12-[.$K29]" office:value-type="currency" office:currency="GBP" office:value="122603.436857622">
            <text:p>£122,603.4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210000">
            <text:p>210000</text:p>
          </table:table-cell>
          <table:table-cell table:style-name="ce5" table:formula="of:=-PMT([.$D30]; [.$E30]; [.$G30])" office:value-type="currency" office:currency="GBP" office:value="966.594267891544">
            <text:p>£966.59</text:p>
          </table:table-cell>
          <table:table-cell table:style-name="ce5" table:formula="of:=[.$H30]*[.$E30]-[.$G30]" office:value-type="currency" office:currency="GBP" office:value="137973.936440956">
            <text:p>£137,973.94</text:p>
          </table:table-cell>
          <table:table-cell table:style-name="ce5"/>
          <table:table-cell table:style-name="ce5" office:value-type="float" office:value="210000">
            <text:p>210000</text:p>
          </table:table-cell>
          <table:table-cell table:formula="of:=LOG([.$B$8]/([.$B$8]-[.$K30]*[.$D30]);1+[.$D30])/12" office:value-type="float" office:value="24.0444978678249">
            <text:p>24.04</text:p>
          </table:table-cell>
          <table:table-cell table:formula="of:=[.$B$8]*[.$L30]*12-[.$K30]" office:value-type="currency" office:currency="GBP" office:value="107387.371855289">
            <text:p>£107,387.3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200000">
            <text:p>200000</text:p>
          </table:table-cell>
          <table:table-cell table:style-name="ce5" table:formula="of:=-PMT([.$D31]; [.$E31]; [.$G31])" office:value-type="currency" office:currency="GBP" office:value="920.565969420519">
            <text:p>£920.57</text:p>
          </table:table-cell>
          <table:table-cell table:style-name="ce5" table:formula="of:=[.$H31]*[.$E31]-[.$G31]" office:value-type="currency" office:currency="GBP" office:value="131403.748991387">
            <text:p>£131,403.75</text:p>
          </table:table-cell>
          <table:table-cell table:style-name="ce5"/>
          <table:table-cell office:value-type="float" office:value="200000">
            <text:p>200000</text:p>
          </table:table-cell>
          <table:table-cell table:formula="of:=LOG([.$B$8]/([.$B$8]-[.$K31]*[.$D31]);1+[.$D31])/12" office:value-type="float" office:value="22.2601639150026">
            <text:p>22.26</text:p>
          </table:table-cell>
          <table:table-cell table:formula="of:=[.$B$8]*[.$L31]*12-[.$K31]" office:value-type="currency" office:currency="GBP" office:value="93834.1636780338">
            <text:p>£93,834.1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190000">
            <text:p>190000</text:p>
          </table:table-cell>
          <table:table-cell table:style-name="ce5" table:formula="of:=-PMT([.$D32]; [.$E32]; [.$G32])" office:value-type="currency" office:currency="GBP" office:value="874.537670949493">
            <text:p>£874.54</text:p>
          </table:table-cell>
          <table:table-cell table:style-name="ce5" table:formula="of:=[.$H32]*[.$E32]-[.$G32]" office:value-type="currency" office:currency="GBP" office:value="124833.561541817">
            <text:p>£124,833.56</text:p>
          </table:table-cell>
          <table:table-cell table:style-name="ce5"/>
          <table:table-cell table:style-name="ce5" office:value-type="float" office:value="190000">
            <text:p>190000</text:p>
          </table:table-cell>
          <table:table-cell table:formula="of:=LOG([.$B$8]/([.$B$8]-[.$K32]*[.$D32]);1+[.$D32])/12" office:value-type="float" office:value="20.586212306011">
            <text:p>20.59</text:p>
          </table:table-cell>
          <table:table-cell table:formula="of:=[.$B$8]*[.$L32]*12-[.$K32]" office:value-type="currency" office:currency="GBP" office:value="81738.0024393457">
            <text:p>£81,738.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180000">
            <text:p>180000</text:p>
          </table:table-cell>
          <table:table-cell table:style-name="ce5" table:formula="of:=-PMT([.$D33]; [.$E33]; [.$G33])" office:value-type="currency" office:currency="GBP" office:value="828.509372478467">
            <text:p>£828.51</text:p>
          </table:table-cell>
          <table:table-cell table:style-name="ce5" table:formula="of:=[.$H33]*[.$E33]-[.$G33]" office:value-type="currency" office:currency="GBP" office:value="118263.374092248">
            <text:p>£118,263.37</text:p>
          </table:table-cell>
          <table:table-cell table:style-name="ce5"/>
          <table:table-cell office:value-type="float" office:value="180000">
            <text:p>180000</text:p>
          </table:table-cell>
          <table:table-cell table:formula="of:=LOG([.$B$8]/([.$B$8]-[.$K33]*[.$D33]);1+[.$D33])/12" office:value-type="float" office:value="19.0097781013606">
            <text:p>19.01</text:p>
          </table:table-cell>
          <table:table-cell table:formula="of:=[.$B$8]*[.$L33]*12-[.$K33]" office:value-type="currency" office:currency="GBP" office:value="70929.0709379595">
            <text:p>£70,929.0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170000">
            <text:p>170000</text:p>
          </table:table-cell>
          <table:table-cell table:style-name="ce5" table:formula="of:=-PMT([.$D34]; [.$E34]; [.$G34])" office:value-type="currency" office:currency="GBP" office:value="782.481074007441">
            <text:p>£782.48</text:p>
          </table:table-cell>
          <table:table-cell table:style-name="ce5" table:formula="of:=[.$H34]*[.$E34]-[.$G34]" office:value-type="currency" office:currency="GBP" office:value="111693.186642679">
            <text:p>£111,693.19</text:p>
          </table:table-cell>
          <table:table-cell table:style-name="ce5"/>
          <table:table-cell table:style-name="ce5" office:value-type="float" office:value="170000">
            <text:p>170000</text:p>
          </table:table-cell>
          <table:table-cell table:formula="of:=LOG([.$B$8]/([.$B$8]-[.$K34]*[.$D34]);1+[.$D34])/12" office:value-type="float" office:value="17.520122141726">
            <text:p>17.52</text:p>
          </table:table-cell>
          <table:table-cell table:formula="of:=[.$B$8]*[.$L34]*12-[.$K34]" office:value-type="currency" office:currency="GBP" office:value="61265.6122707829">
            <text:p>£61,265.6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160000">
            <text:p>160000</text:p>
          </table:table-cell>
          <table:table-cell table:style-name="ce5" table:formula="of:=-PMT([.$D35]; [.$E35]; [.$G35])" office:value-type="currency" office:currency="GBP" office:value="736.452775536415">
            <text:p>£736.45</text:p>
          </table:table-cell>
          <table:table-cell table:style-name="ce5" table:formula="of:=[.$H35]*[.$E35]-[.$G35]" office:value-type="currency" office:currency="GBP" office:value="105122.999193109">
            <text:p>£105,123.00</text:p>
          </table:table-cell>
          <table:table-cell table:style-name="ce5"/>
          <table:table-cell office:value-type="float" office:value="160000">
            <text:p>160000</text:p>
          </table:table-cell>
          <table:table-cell table:formula="of:=LOG([.$B$8]/([.$B$8]-[.$K35]*[.$D35]);1+[.$D35])/12" office:value-type="float" office:value="16.1081870501285">
            <text:p>16.11</text:p>
          </table:table-cell>
          <table:table-cell table:formula="of:=[.$B$8]*[.$L35]*12-[.$K35]" office:value-type="currency" office:currency="GBP" office:value="52628.0690616962">
            <text:p>£52,628.0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150000">
            <text:p>150000</text:p>
          </table:table-cell>
          <table:table-cell table:style-name="ce5" table:formula="of:=-PMT([.$D36]; [.$E36]; [.$G36])" office:value-type="currency" office:currency="GBP" office:value="690.424477065389">
            <text:p>£690.42</text:p>
          </table:table-cell>
          <table:table-cell table:style-name="ce5" table:formula="of:=[.$H36]*[.$E36]-[.$G36]" office:value-type="currency" office:currency="GBP" office:value="98552.81174354">
            <text:p>£98,552.81</text:p>
          </table:table-cell>
          <table:table-cell table:style-name="ce5"/>
          <table:table-cell table:style-name="ce5" office:value-type="float" office:value="150000">
            <text:p>150000</text:p>
          </table:table-cell>
          <table:table-cell table:formula="of:=LOG([.$B$8]/([.$B$8]-[.$K36]*[.$D36]);1+[.$D36])/12" office:value-type="float" office:value="14.7662634228474">
            <text:p>14.77</text:p>
          </table:table-cell>
          <table:table-cell table:formula="of:=[.$B$8]*[.$L36]*12-[.$K36]" office:value-type="currency" office:currency="GBP" office:value="44914.6771815861">
            <text:p>£44,914.6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140000">
            <text:p>140000</text:p>
          </table:table-cell>
          <table:table-cell table:style-name="ce5" table:formula="of:=-PMT([.$D37]; [.$E37]; [.$G37])" office:value-type="currency" office:currency="GBP" office:value="644.396178594363">
            <text:p>£644.40</text:p>
          </table:table-cell>
          <table:table-cell table:style-name="ce5" table:formula="of:=[.$H37]*[.$E37]-[.$G37]" office:value-type="currency" office:currency="GBP" office:value="91982.6242939706">
            <text:p>£91,982.62</text:p>
          </table:table-cell>
          <table:table-cell table:style-name="ce5"/>
          <table:table-cell office:value-type="float" office:value="140000">
            <text:p>140000</text:p>
          </table:table-cell>
          <table:table-cell table:formula="of:=LOG([.$B$8]/([.$B$8]-[.$K37]*[.$D37]);1+[.$D37])/12" office:value-type="float" office:value="13.4877349398496">
            <text:p>13.49</text:p>
          </table:table-cell>
          <table:table-cell table:formula="of:=[.$B$8]*[.$L37]*12-[.$K37]" office:value-type="currency" office:currency="GBP" office:value="38038.1012060145">
            <text:p>£38,038.1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130000">
            <text:p>130000</text:p>
          </table:table-cell>
          <table:table-cell table:style-name="ce5" table:formula="of:=-PMT([.$D38]; [.$E38]; [.$G38])" office:value-type="currency" office:currency="GBP" office:value="598.367880123337">
            <text:p>£598.37</text:p>
          </table:table-cell>
          <table:table-cell table:style-name="ce5" table:formula="of:=[.$H38]*[.$E38]-[.$G38]" office:value-type="currency" office:currency="GBP" office:value="85412.4368444013">
            <text:p>£85,412.44</text:p>
          </table:table-cell>
          <table:table-cell table:style-name="ce5"/>
          <table:table-cell table:style-name="ce5" office:value-type="float" office:value="130000">
            <text:p>130000</text:p>
          </table:table-cell>
          <table:table-cell table:formula="of:=LOG([.$B$8]/([.$B$8]-[.$K38]*[.$D38]);1+[.$D38])/12" office:value-type="float" office:value="12.2668810121266">
            <text:p>12.27</text:p>
          </table:table-cell>
          <table:table-cell table:formula="of:=[.$B$8]*[.$L38]*12-[.$K38]" office:value-type="currency" office:currency="GBP" office:value="31922.8293600705">
            <text:p>£31,922.8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120000">
            <text:p>120000</text:p>
          </table:table-cell>
          <table:table-cell table:style-name="ce5" table:formula="of:=-PMT([.$D39]; [.$E39]; [.$G39])" office:value-type="currency" office:currency="GBP" office:value="552.339581652311">
            <text:p>£552.34</text:p>
          </table:table-cell>
          <table:table-cell table:style-name="ce5" table:formula="of:=[.$H39]*[.$E39]-[.$G39]" office:value-type="currency" office:currency="GBP" office:value="78842.249394832">
            <text:p>£78,842.25</text:p>
          </table:table-cell>
          <table:table-cell table:style-name="ce5"/>
          <table:table-cell office:value-type="float" office:value="120000">
            <text:p>120000</text:p>
          </table:table-cell>
          <table:table-cell table:formula="of:=LOG([.$B$8]/([.$B$8]-[.$K39]*[.$D39]);1+[.$D39])/12" office:value-type="float" office:value="11.0987220513195">
            <text:p>11.10</text:p>
          </table:table-cell>
          <table:table-cell table:formula="of:=[.$B$8]*[.$L39]*12-[.$K39]" office:value-type="currency" office:currency="GBP" office:value="26503.1310774173">
            <text:p>£26,503.1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110000">
            <text:p>110000</text:p>
          </table:table-cell>
          <table:table-cell table:style-name="ce5" table:formula="of:=-PMT([.$D40]; [.$E40]; [.$G40])" office:value-type="currency" office:currency="GBP" office:value="506.311283181285">
            <text:p>£506.31</text:p>
          </table:table-cell>
          <table:table-cell table:style-name="ce5" table:formula="of:=[.$H40]*[.$E40]-[.$G40]" office:value-type="currency" office:currency="GBP" office:value="72272.0619452627">
            <text:p>£72,272.06</text:p>
          </table:table-cell>
          <table:table-cell table:style-name="ce5"/>
          <table:table-cell table:style-name="ce5" office:value-type="float" office:value="110000">
            <text:p>110000</text:p>
          </table:table-cell>
          <table:table-cell table:formula="of:=LOG([.$B$8]/([.$B$8]-[.$K40]*[.$D40]);1+[.$D40])/12" office:value-type="float" office:value="9.97889677132743">
            <text:p>9.98</text:p>
          </table:table-cell>
          <table:table-cell table:formula="of:=[.$B$8]*[.$L40]*12-[.$K40]" office:value-type="currency" office:currency="GBP" office:value="21721.4373815221">
            <text:p>£21,721.4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100000">
            <text:p>100000</text:p>
          </table:table-cell>
          <table:table-cell table:style-name="ce5" table:formula="of:=-PMT([.$D41]; [.$E41]; [.$G41])" office:value-type="currency" office:currency="GBP" office:value="460.282984710259">
            <text:p>£460.28</text:p>
          </table:table-cell>
          <table:table-cell table:style-name="ce5" table:formula="of:=[.$H41]*[.$E41]-[.$G41]" office:value-type="currency" office:currency="GBP" office:value="65701.8744956933">
            <text:p>£65,701.87</text:p>
          </table:table-cell>
          <table:table-cell table:style-name="ce5"/>
          <table:table-cell office:value-type="float" office:value="100000">
            <text:p>100000</text:p>
          </table:table-cell>
          <table:table-cell table:formula="of:=LOG([.$B$8]/([.$B$8]-[.$K41]*[.$D41]);1+[.$D41])/12" office:value-type="float" office:value="8.90356387982594">
            <text:p>8.90</text:p>
          </table:table-cell>
          <table:table-cell table:formula="of:=[.$B$8]*[.$L41]*12-[.$K41]" office:value-type="currency" office:currency="GBP" office:value="17527.0432137024">
            <text:p>£17,527.0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90000">
            <text:p>90000</text:p>
          </table:table-cell>
          <table:table-cell table:style-name="ce5" table:formula="of:=-PMT([.$D42]; [.$E42]; [.$G42])" office:value-type="currency" office:currency="GBP" office:value="414.254686239233">
            <text:p>£414.25</text:p>
          </table:table-cell>
          <table:table-cell table:style-name="ce5" table:formula="of:=[.$H42]*[.$E42]-[.$G42]" office:value-type="currency" office:currency="GBP" office:value="59131.687046124">
            <text:p>£59,131.69</text:p>
          </table:table-cell>
          <table:table-cell table:style-name="ce5"/>
          <table:table-cell table:style-name="ce5" office:value-type="float" office:value="90000">
            <text:p>90000</text:p>
          </table:table-cell>
          <table:table-cell table:formula="of:=LOG([.$B$8]/([.$B$8]-[.$K42]*[.$D42]);1+[.$D42])/12" office:value-type="float" office:value="7.86932256361353">
            <text:p>7.87</text:p>
          </table:table-cell>
          <table:table-cell table:formula="of:=[.$B$8]*[.$L42]*12-[.$K42]" office:value-type="currency" office:currency="GBP" office:value="13875.0578396986">
            <text:p>£13,875.0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80000">
            <text:p>80000</text:p>
          </table:table-cell>
          <table:table-cell table:style-name="ce5" table:formula="of:=-PMT([.$D43]; [.$E43]; [.$G43])" office:value-type="currency" office:currency="GBP" office:value="368.226387768207">
            <text:p>£368.23</text:p>
          </table:table-cell>
          <table:table-cell table:style-name="ce5" table:formula="of:=[.$H43]*[.$E43]-[.$G43]" office:value-type="currency" office:currency="GBP" office:value="52561.4995965546">
            <text:p>£52,561.50</text:p>
          </table:table-cell>
          <table:table-cell table:style-name="ce5"/>
          <table:table-cell office:value-type="float" office:value="80000">
            <text:p>80000</text:p>
          </table:table-cell>
          <table:table-cell table:formula="of:=LOG([.$B$8]/([.$B$8]-[.$K43]*[.$D43]);1+[.$D43])/12" office:value-type="float" office:value="6.87314761466822">
            <text:p>6.87</text:p>
          </table:table-cell>
          <table:table-cell table:formula="of:=[.$B$8]*[.$L43]*12-[.$K43]" office:value-type="currency" office:currency="GBP" office:value="10725.5485136204">
            <text:p>£10,725.5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70000">
            <text:p>70000</text:p>
          </table:table-cell>
          <table:table-cell table:style-name="ce5" table:formula="of:=-PMT([.$D44]; [.$E44]; [.$G44])" office:value-type="currency" office:currency="GBP" office:value="322.198089297181">
            <text:p>£322.20</text:p>
          </table:table-cell>
          <table:table-cell table:style-name="ce5" table:formula="of:=[.$H44]*[.$E44]-[.$G44]" office:value-type="currency" office:currency="GBP" office:value="45991.3121469853">
            <text:p>£45,991.31</text:p>
          </table:table-cell>
          <table:table-cell table:style-name="ce5"/>
          <table:table-cell table:style-name="ce5" office:value-type="float" office:value="70000">
            <text:p>70000</text:p>
          </table:table-cell>
          <table:table-cell table:formula="of:=LOG([.$B$8]/([.$B$8]-[.$K44]*[.$D44]);1+[.$D44])/12" office:value-type="float" office:value="5.9123360766002">
            <text:p>5.91</text:p>
          </table:table-cell>
          <table:table-cell table:formula="of:=[.$B$8]*[.$L44]*12-[.$K44]" office:value-type="currency" office:currency="GBP" office:value="8042.83621112269">
            <text:p>£8,042.8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60000">
            <text:p>60000</text:p>
          </table:table-cell>
          <table:table-cell table:style-name="ce5" table:formula="of:=-PMT([.$D45]; [.$E45]; [.$G45])" office:value-type="currency" office:currency="GBP" office:value="276.169790826156">
            <text:p>£276.17</text:p>
          </table:table-cell>
          <table:table-cell table:style-name="ce5" table:formula="of:=[.$H45]*[.$E45]-[.$G45]" office:value-type="currency" office:currency="GBP" office:value="39421.124697416">
            <text:p>£39,421.12</text:p>
          </table:table-cell>
          <table:table-cell table:style-name="ce5"/>
          <table:table-cell office:value-type="float" office:value="60000">
            <text:p>60000</text:p>
          </table:table-cell>
          <table:table-cell table:formula="of:=LOG([.$B$8]/([.$B$8]-[.$K45]*[.$D45]);1+[.$D45])/12" office:value-type="float" office:value="4.98446304050194">
            <text:p>4.98</text:p>
          </table:table-cell>
          <table:table-cell table:formula="of:=[.$B$8]*[.$L45]*12-[.$K45]" office:value-type="currency" office:currency="GBP" office:value="5794.91213462566">
            <text:p>£5,794.9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50000">
            <text:p>50000</text:p>
          </table:table-cell>
          <table:table-cell table:style-name="ce5" table:formula="of:=-PMT([.$D46]; [.$E46]; [.$G46])" office:value-type="currency" office:currency="GBP" office:value="230.14149235513">
            <text:p>£230.14</text:p>
          </table:table-cell>
          <table:table-cell table:style-name="ce5" table:formula="of:=[.$H46]*[.$E46]-[.$G46]" office:value-type="currency" office:currency="GBP" office:value="32850.9372478467">
            <text:p>£32,850.94</text:p>
          </table:table-cell>
          <table:table-cell table:style-name="ce5"/>
          <table:table-cell table:style-name="ce5" office:value-type="float" office:value="50000">
            <text:p>50000</text:p>
          </table:table-cell>
          <table:table-cell table:formula="of:=LOG([.$B$8]/([.$B$8]-[.$K46]*[.$D46]);1+[.$D46])/12" office:value-type="float" office:value="4.08734476966815">
            <text:p>4.09</text:p>
          </table:table-cell>
          <table:table-cell table:formula="of:=[.$B$8]*[.$L46]*12-[.$K46]" office:value-type="currency" office:currency="GBP" office:value="3952.9509596196">
            <text:p>£3,952.9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40000">
            <text:p>40000</text:p>
          </table:table-cell>
          <table:table-cell table:style-name="ce5" table:formula="of:=-PMT([.$D47]; [.$E47]; [.$G47])" office:value-type="currency" office:currency="GBP" office:value="184.113193884104">
            <text:p>£184.11</text:p>
          </table:table-cell>
          <table:table-cell table:style-name="ce5" table:formula="of:=[.$H47]*[.$E47]-[.$G47]" office:value-type="currency" office:currency="GBP" office:value="26280.7497982773">
            <text:p>£26,280.75</text:p>
          </table:table-cell>
          <table:table-cell table:style-name="ce5"/>
          <table:table-cell office:value-type="float" office:value="40000">
            <text:p>40000</text:p>
          </table:table-cell>
          <table:table-cell table:formula="of:=LOG([.$B$8]/([.$B$8]-[.$K47]*[.$D47]);1+[.$D47])/12" office:value-type="float" office:value="3.21900774174664">
            <text:p>3.22</text:p>
          </table:table-cell>
          <table:table-cell table:formula="of:=[.$B$8]*[.$L47]*12-[.$K47]" office:value-type="currency" office:currency="GBP" office:value="2490.90219105559">
            <text:p>£2,490.9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30000">
            <text:p>30000</text:p>
          </table:table-cell>
          <table:table-cell table:style-name="ce5" table:formula="of:=-PMT([.$D48]; [.$E48]; [.$G48])" office:value-type="currency" office:currency="GBP" office:value="138.084895413078">
            <text:p>£138.08</text:p>
          </table:table-cell>
          <table:table-cell table:style-name="ce5" table:formula="of:=[.$H48]*[.$E48]-[.$G48]" office:value-type="currency" office:currency="GBP" office:value="19710.562348708">
            <text:p>£19,710.56</text:p>
          </table:table-cell>
          <table:table-cell table:style-name="ce5"/>
          <table:table-cell table:style-name="ce5" office:value-type="float" office:value="30000">
            <text:p>30000</text:p>
          </table:table-cell>
          <table:table-cell table:formula="of:=LOG([.$B$8]/([.$B$8]-[.$K48]*[.$D48]);1+[.$D48])/12" office:value-type="float" office:value="2.37766250417048">
            <text:p>2.38</text:p>
          </table:table-cell>
          <table:table-cell table:formula="of:=[.$B$8]*[.$L48]*12-[.$K48]" office:value-type="currency" office:currency="GBP" office:value="1385.14505505037">
            <text:p>£1,385.1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20000">
            <text:p>20000</text:p>
          </table:table-cell>
          <table:table-cell table:style-name="ce5" table:formula="of:=-PMT([.$D49]; [.$E49]; [.$G49])" office:value-type="currency" office:currency="GBP" office:value="92.0565969420519">
            <text:p>£92.06</text:p>
          </table:table-cell>
          <table:table-cell table:style-name="ce5" table:formula="of:=[.$H49]*[.$E49]-[.$G49]" office:value-type="currency" office:currency="GBP" office:value="13140.3748991387">
            <text:p>£13,140.37</text:p>
          </table:table-cell>
          <table:table-cell table:style-name="ce5"/>
          <table:table-cell office:value-type="float" office:value="20000">
            <text:p>20000</text:p>
          </table:table-cell>
          <table:table-cell table:formula="of:=LOG([.$B$8]/([.$B$8]-[.$K49]*[.$D49]);1+[.$D49])/12" office:value-type="float" office:value="1.56168147185431">
            <text:p>1.56</text:p>
          </table:table-cell>
          <table:table-cell table:formula="of:=[.$B$8]*[.$L49]*12-[.$K49]" office:value-type="currency" office:currency="GBP" office:value="614.195428476931">
            <text:p>£614.2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office:value-type="float" office:value="10000">
            <text:p>10000</text:p>
          </table:table-cell>
          <table:table-cell table:style-name="ce5" table:formula="of:=-PMT([.$D50]; [.$E50]; [.$G50])" office:value-type="currency" office:currency="GBP" office:value="46.0282984710259">
            <text:p>£46.03</text:p>
          </table:table-cell>
          <table:table-cell table:style-name="ce5" table:formula="of:=[.$H50]*[.$E50]-[.$G50]" office:value-type="currency" office:currency="GBP" office:value="6570.18744956933">
            <text:p>£6,570.19</text:p>
          </table:table-cell>
          <table:table-cell table:style-name="ce5"/>
          <table:table-cell table:style-name="ce5" office:value-type="float" office:value="10000">
            <text:p>10000</text:p>
          </table:table-cell>
          <table:table-cell table:formula="of:=LOG([.$B$8]/([.$B$8]-[.$K50]*[.$D50]);1+[.$D50])/12" office:value-type="float" office:value="0.769579974656471">
            <text:p>0.77</text:p>
          </table:table-cell>
          <table:table-cell table:formula="of:=[.$B$8]*[.$L50]*12-[.$K50]" office:value-type="currency" office:currency="GBP" office:value="158.455665465412">
            <text:p>£158.4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office:value-type="float" office:value="0">
            <text:p>0</text:p>
          </table:table-cell>
          <table:table-cell table:style-name="ce5" table:formula="of:=-PMT([.$D51]; [.$E51]; [.$G51])" office:value-type="currency" office:currency="GBP" office:value="0">
            <text:p>£0.00</text:p>
          </table:table-cell>
          <table:table-cell table:style-name="ce5" table:formula="of:=[.$H51]*[.$E51]-[.$G51]" office:value-type="currency" office:currency="GBP" office:value="0">
            <text:p>£0.00</text:p>
          </table:table-cell>
          <table:table-cell table:style-name="ce5"/>
          <table:table-cell office:value-type="float" office:value="0">
            <text:p>0</text:p>
          </table:table-cell>
          <table:table-cell table:formula="of:=LOG([.$B$8]/([.$B$8]-[.$K51]*[.$D51]);1+[.$D51])/12" office:value-type="float" office:value="0">
            <text:p>0.00</text:p>
          </table:table-cell>
          <table:table-cell table:formula="of:=[.$B$8]*[.$L51]*12-[.$K51]" office:value-type="currency" office:currency="GBP" office:value="0">
            <text:p>£0.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number-columns-repeated="3"/>
          <table:table-cell table:formula="of:=[.$B$2]" office:value-type="float" office:value="0.00308333333333333">
            <text:p>0.00308333333333333</text:p>
          </table:table-cell>
          <table:table-cell table:formula="of:=[.$B$3]" office:value-type="float" office:value="360">
            <text:p>360</text:p>
          </table:table-cell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irate" table:base-cell-address="$Sheet1.$A$1" table:cell-range-address="$Sheet1.$A$2"/>
        <table:named-range table:name="interest" table:base-cell-address="$Sheet1.$B$1" table:cell-range-address="$Sheet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3/03/2013</text:date>, <text:time>19:2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ptune </meta:initial-creator>
    <meta:creation-date>2013-03-03T12:15:05</meta:creation-date>
    <dc:date>2013-03-03T19:24:28</dc:date>
    <dc:creator>neptune </dc:creator>
    <meta:editing-duration>PT06H38M52S</meta:editing-duration>
    <meta:editing-cycles>4</meta:editing-cycles>
    <meta:generator>OpenOffice.org/3.2$Linux OpenOffice.org_project/320m12$Build-9483</meta:generator>
    <meta:document-statistic meta:table-count="3" meta:cell-count="524" meta:object-count="0"/>
  </office:meta>
</office:document-meta>
</file>